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Helvetica Neue', Helvetica,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1pt" style:font-size-asian="11pt" style:font-size-complex="11pt"/>
    </style:style>
    <style:style style:name="P2" style:family="paragraph" style:parent-style-name="Text_20_body">
      <style:paragraph-properties fo:text-align="start"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3" style:family="paragraph" style:parent-style-name="Text_20_body">
      <style:paragraph-properties fo:text-align="start" style:justify-single-word="false"/>
      <style:text-properties fo:font-size="11pt" fo:font-style="normal" fo:font-weight="bold" style:font-size-asian="11pt" style:font-style-asian="normal" style:font-weight-asian="bold" style:font-size-complex="11pt" style:font-style-complex="normal" style:font-weight-complex="bold"/>
    </style:style>
    <style:style style:name="P4" style:family="paragraph" style:parent-style-name="Text_20_body">
      <style:text-properties fo:font-size="11pt" fo:font-weight="bold" style:font-size-asian="11pt" style:font-weight-asian="bold" style:font-size-complex="11pt" style:font-weight-complex="bold"/>
    </style:style>
    <style:style style:name="P5" style:family="paragraph" style:parent-style-name="Text_20_body">
      <style:paragraph-properties fo:margin-top="0cm" fo:margin-bottom="0.046cm" loext:contextual-spacing="false" fo:line-height="100%" fo:text-align="start"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6" style:family="paragraph" style:parent-style-name="Text_20_body">
      <style:paragraph-properties fo:margin-top="0cm" fo:margin-bottom="0.046cm" loext:contextual-spacing="false" fo:line-height="100%" fo:text-align="start" style:justify-single-word="false"/>
      <style:text-properties fo:font-size="11pt" fo:font-style="normal" fo:font-weight="bold" style:font-size-asian="11pt" style:font-style-asian="normal" style:font-weight-asian="bold" style:font-size-complex="11pt" style:font-style-complex="normal" style:font-weight-complex="bold"/>
    </style:style>
    <style:style style:name="P7" style:family="paragraph" style:parent-style-name="Text_20_body">
      <style:paragraph-properties fo:margin-top="0cm" fo:margin-bottom="0.046cm" loext:contextual-spacing="false" fo:line-height="100%" fo:text-align="start" style:justify-single-word="false"/>
      <style:text-properties fo:font-size="11pt" style:font-size-asian="11pt" style:font-size-complex="11pt"/>
    </style:style>
    <style:style style:name="P8" style:family="paragraph" style:parent-style-name="Text_20_body">
      <style:paragraph-properties fo:margin-top="0cm" fo:margin-bottom="0.046cm" loext:contextual-spacing="false" fo:line-height="100%" fo:text-align="start" style:justify-single-word="false"/>
    </style:style>
    <style:style style:name="P9" style:family="paragraph" style:parent-style-name="Standard">
      <style:paragraph-properties fo:margin-top="0cm" fo:margin-bottom="0.046cm" loext:contextual-spacing="false" fo:line-height="100%" fo:text-align="start" style:justify-single-word="false"/>
      <style:text-properties fo:font-size="11pt" fo:font-style="normal" fo:font-weight="normal" style:font-size-asian="9.60000038146973pt" style:font-style-asian="normal" style:font-weight-asian="normal" style:font-size-complex="11pt" style:font-style-complex="normal" style:font-weight-complex="normal"/>
    </style:style>
    <style:style style:name="P10" style:family="paragraph" style:parent-style-name="Standard">
      <style:paragraph-properties fo:text-align="start"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11" style:family="paragraph" style:parent-style-name="Standard">
      <style:paragraph-properties fo:line-height="100%" fo:text-align="start"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start" style:justify-single-word="false"/>
      <style:text-properties fo:font-size="11pt" fo:font-style="normal" fo:font-weight="normal" style:font-size-asian="9.60000038146973pt" style:font-style-asian="normal" style:font-weight-asian="normal" style:font-size-complex="11pt" style:font-style-complex="normal" style:font-weight-complex="normal"/>
    </style:style>
    <style:style style:name="P13" style:family="paragraph" style:parent-style-name="Standard">
      <style:paragraph-properties fo:text-align="start" style:justify-single-word="false"/>
      <style:text-properties fo:font-size="11pt" fo:font-style="normal" fo:font-weight="normal" officeooo:paragraph-rsid="00067bee" style:font-size-asian="9.60000038146973pt" style:font-style-asian="normal" style:font-weight-asian="normal" style:font-size-complex="11pt" style:font-style-complex="normal" style:font-weight-complex="normal"/>
    </style:style>
    <style:style style:name="P14" style:family="paragraph" style:parent-style-name="Standard">
      <style:paragraph-properties fo:text-align="start" style:justify-single-word="false"/>
      <style:text-properties fo:font-size="11pt" fo:font-style="normal" fo:font-weight="normal" officeooo:rsid="00067bee" officeooo:paragraph-rsid="00067bee" style:font-size-asian="9.60000038146973pt" style:font-style-asian="normal" style:font-weight-asian="normal" style:font-size-complex="11pt" style:font-style-complex="normal" style:font-weight-complex="normal"/>
    </style:style>
    <style:style style:name="P15" style:family="paragraph" style:parent-style-name="Standard">
      <style:paragraph-properties fo:text-align="start" style:justify-single-word="false"/>
      <style:text-properties fo:font-size="11pt" fo:font-style="normal" fo:font-weight="bold" style:font-size-asian="11pt" style:font-style-asian="normal" style:font-weight-asian="bold" style:font-size-complex="11pt" style:font-style-complex="normal" style:font-weight-complex="bold"/>
    </style:style>
    <style:style style:name="P16" style:family="paragraph" style:parent-style-name="Standard">
      <style:paragraph-properties fo:text-align="start" style:justify-single-word="false"/>
      <style:text-properties fo:font-size="11pt" fo:font-style="normal" fo:font-weight="bold" officeooo:rsid="000b7f95" officeooo:paragraph-rsid="000b7f95" style:font-size-asian="11pt" style:font-style-asian="normal" style:font-weight-asian="bold" style:font-size-complex="11pt" style:font-style-complex="normal" style:font-weight-complex="bold"/>
    </style:style>
    <style:style style:name="P17" style:family="paragraph" style:parent-style-name="Standard">
      <style:paragraph-properties fo:text-align="start" style:justify-single-word="false"/>
      <style:text-properties fo:font-size="11pt" fo:font-weight="normal"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fo:font-size="11pt" fo:font-weight="normal" style:font-size-asian="11pt" style:font-weight-asian="normal" style:font-size-complex="11pt" style:font-weight-complex="normal"/>
    </style:style>
    <style:style style:name="P19" style:family="paragraph" style:parent-style-name="Standard">
      <style:paragraph-properties fo:text-align="start" style:justify-single-word="false"/>
      <style:text-properties fo:font-size="11pt" fo:font-weight="bold" style:font-size-asian="9.60000038146973pt" style:font-weight-asian="bold" style:font-size-complex="11pt" style:font-weight-complex="bold"/>
    </style:style>
    <style:style style:name="P20" style:family="paragraph" style:parent-style-name="Standard">
      <style:paragraph-properties fo:text-align="center"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2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2"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23" style:family="paragraph" style:parent-style-name="Standard">
      <style:paragraph-properties fo:text-align="center" style:justify-single-word="false"/>
      <style:text-properties fo:font-size="18pt" fo:font-style="italic" fo:font-weight="bold" style:font-size-asian="18pt" style:font-style-asian="italic" style:font-weight-asian="bold" style:font-size-complex="18pt" style:font-style-complex="italic" style:font-weight-complex="bold"/>
    </style:style>
    <style:style style:name="P24" style:family="paragraph" style:parent-style-name="Standard">
      <style:paragraph-properties fo:text-align="center" style:justify-single-word="false"/>
      <style:text-properties fo:font-size="18pt" fo:font-style="italic" fo:font-weight="bold" officeooo:rsid="000b7f95" officeooo:paragraph-rsid="000b7f95" style:font-size-asian="18pt" style:font-style-asian="italic" style:font-weight-asian="bold" style:font-size-complex="18pt" style:font-style-complex="italic" style:font-weight-complex="bold"/>
    </style:style>
    <style:style style:name="P25" style:family="paragraph" style:parent-style-name="Text_20_body" style:list-style-name="L4">
      <style:paragraph-properties fo:margin-top="0cm" fo:margin-bottom="0.046cm" loext:contextual-spacing="false" fo:line-height="100%" fo:text-align="start" style:justify-single-word="false"/>
      <style:text-properties fo:font-size="11pt" style:font-size-asian="11pt" style:font-size-complex="11pt"/>
    </style:style>
    <style:style style:name="P26" style:family="paragraph" style:parent-style-name="Standard">
      <style:paragraph-properties fo:text-align="start"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27" style:family="paragraph" style:parent-style-name="Standard" style:list-style-name="L1">
      <style:paragraph-properties fo:text-align="start"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28" style:family="paragraph" style:parent-style-name="Standard" style:list-style-name="L2">
      <style:paragraph-properties fo:text-align="start"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29" style:family="paragraph" style:parent-style-name="Standard" style:list-style-name="L3">
      <style:paragraph-properties fo:text-align="start"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ize="11pt" fo:font-style="normal" fo:font-weight="normal" style:font-size-asian="11pt" style:font-style-asian="normal" style:font-weight-asian="normal" style:font-size-complex="11pt" style:font-style-complex="normal" style:font-weight-complex="normal"/>
    </style:style>
    <style:style style:name="T3" style:family="text">
      <style:text-properties fo:font-size="11pt" style:font-size-asian="11pt" style:font-size-complex="11pt"/>
    </style:style>
    <style:style style:name="T4" style:family="text">
      <style:text-properties style:font-name="Liberation Serif" fo:font-size="11pt" fo:font-style="normal" fo:font-weight="normal" style:font-size-asian="11pt" style:font-style-asian="normal" style:font-weight-asian="normal" style:font-size-complex="11pt" style:font-style-complex="normal" style:font-weight-complex="normal"/>
    </style:style>
    <style:style style:name="T5" style:family="text">
      <style:text-properties style:font-name="Liberation Serif" fo:font-size="11pt" style:font-size-asian="11pt" style:font-size-complex="11pt"/>
    </style:style>
    <style:style style:name="T6" style:family="text">
      <style:text-properties fo:font-variant="normal" fo:text-transform="none" fo:color="#000000" style:font-name="Liberation Serif" fo:font-size="11pt" fo:letter-spacing="normal" style:font-size-asian="11pt" style:font-size-complex="11pt"/>
    </style:style>
    <style:style style:name="T7" style:family="text">
      <style:text-properties fo:font-variant="normal" fo:text-transform="none" fo:color="#000000" style:font-name="Liberation Serif" fo:font-size="11pt" fo:letter-spacing="normal" fo:font-style="normal" fo:font-weight="normal" style:font-size-asian="11pt" style:font-size-complex="11pt"/>
    </style:style>
    <style:style style:name="T8" style:family="text">
      <style:text-properties fo:font-variant="normal" fo:text-transform="none" fo:color="#000000" style:font-name="Arial" fo:font-size="9.75pt" fo:letter-spacing="normal"/>
    </style:style>
    <style:style style:name="T9" style:family="text">
      <style:text-properties officeooo:rsid="0002b4c3"/>
    </style:style>
    <style:style style:name="T10" style:family="text">
      <style:text-properties officeooo:rsid="00046a4f"/>
    </style:style>
    <style:style style:name="T11" style:family="text">
      <style:text-properties officeooo:rsid="00061ab3"/>
    </style:style>
    <style:style style:name="T12" style:family="text">
      <style:text-properties officeooo:rsid="0007c0ea"/>
    </style:style>
    <style:style style:name="T13" style:family="text">
      <style:text-properties officeooo:rsid="000ef49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1">Introduction</text:p>
      <text:p text:style-name="P21"/>
      <text:p text:style-name="P17">Zarya est un personnage très polyvalent, elle peut endosser le rôle de support, DPS et tank en même temps sans exceller dans l’une de ces catégories, pourtant c’est ce qui la rend vraiment puissante dans toute les situations. Néanmoins elle demande beaucoup de vision de jeu et d’entraînement. </text:p>
      <text:p text:style-name="P17"/>
      <text:p text:style-name="P18">Dans ce guide j’aborderai les point qui sont pour moi des étapes importantes à la compréhension du personnage :</text:p>
      <text:p text:style-name="P18"/>
      <text:p text:style-name="P18">Les chiffres</text:p>
      <text:p text:style-name="P18">Les mécaniques de jeu</text:p>
      <text:p text:style-name="P18">Le positionnement – Communication</text:p>
      <text:p text:style-name="P18">Les duels – Focus</text:p>
      <text:p text:style-name="P10">Les méthodes d’entraînements</text:p>
      <text:p text:style-name="P20"/>
      <text:p text:style-name="P20"/>
      <text:p text:style-name="P20">Chiffres :</text:p>
      <text:p text:style-name="P20"/>
      <text:p text:style-name="P10"/>
      <text:p text:style-name="P15">Passif (Énergie):</text:p>
      <text:p text:style-name="P10"/>
      <text:p text:style-name="P2">- Stack de l’énergie pour accroître ses dégâts.</text:p>
      <text:p text:style-name="P2">- 1 % de charge est égale à 1 % de dégâts supplémentaire.</text:p>
      <text:p text:style-name="P2">- Maximum 100 % de charges.</text:p>
      <text:p text:style-name="P2">- L’énergie diminue de 2 points par seconde.</text:p>
      <text:p text:style-name="P2">- L’énergie augmente de 1 pour chaque tranche de 5 points de dégâts encaissée par ses boucliers.</text:p>
      <text:p text:style-name="P2">- Une barrières peut absorber 200 points de dégât soit 40 d’énergie.</text:p>
      <text:p text:style-name="P2"/>
      <text:p text:style-name="P3">Tir principal (Canon à particules) :</text:p>
      <text:p text:style-name="P2">- L’arme possède 100 munitions dans un chargeur (consomme 20/s).</text:p>
      <text:p text:style-name="P2">- Inflige 95 à 180 points de dégât par secondes (selon la charge)</text:p>
      <text:p text:style-name="P2">- Le rayon a une portée de 16 mètres,</text:p>
      <text:p text:style-name="P2">- Le temps de rechargement de 1.5 secondes.</text:p>
      <text:p text:style-name="P2"><text:span text:style-name="T8">le rayon d'explosion augmente avec la charge d'énergie</text:span> </text:p>
      <text:p text:style-name="P2"/>
      <text:p text:style-name="P3">Tir secondaire (Charge explosive) :</text:p>
      <text:p text:style-name="P2">- L’arme possède 100 munitions dans un chargeur (consomme 25/tir).</text:p>
      <text:p text:style-name="P2">- Inflige 45 à 90 points de dégât par projectile (selon la charge).</text:p>
      <text:p text:style-name="P2">- Le projectile est un peu lent, retombe lentement sur une plus grande distance et décrit une parabole.</text:p>
      <text:p text:style-name="P2"><text:soft-page-break/>- Le rayon de l’explosion est de 2 mètres.</text:p>
      <text:p text:style-name="P2">- Le temps de rechargement est de 1.5 secondes.</text:p>
      <text:p text:style-name="P2"><text:span text:style-name="T8">le rayon d'explosion augmente avec la charge d'énergie</text:span> </text:p>
      <text:p text:style-name="P2"/>
      <text:p text:style-name="P3">Barrière de particules :</text:p>
      <text:p text:style-name="P2">- Donne un bouclier pour Zarya qui absorbera tous les dégâts.</text:p>
      <text:p text:style-name="P1"><text:span text:style-name="T1">- Immunise des contrôles ennemis (ralentissement de</text:span> Mei, flashbang, sleep, ult rein etc...).</text:p>
      <text:p text:style-name="P1">- Absorbe 200 points de dégât et augmente votre énergie en fonction du nombre de dégâts absorbés (voir ci-dessus).</text:p>
      <text:p text:style-name="P1">- Ne charge pas votre ultime.</text:p>
      <text:p text:style-name="P1">- Bloquera la totalité des dégâts même s'ils sont supérieurs à la vie restante du shield</text:p>
      <text:p text:style-name="P1">- Dure 2 secondes</text:p>
      <text:p text:style-name="P1">- Possède un temps de recharge de 10 secondes.</text:p>
      <text:p text:style-name="P1"/>
      <text:p text:style-name="P4">Barrière projetée :</text:p>
      <text:p text:style-name="P1">- Donne un bouclier à vos coéquipier (jusqu’à 30 mètres) qui absorbera tous les dégâts.</text:p>
      <text:p text:style-name="P1"><text:span text:style-name="T1">- Immunise des contrôles ennemis (ralentissement de</text:span> Mei, flashbang, sleep, ult rein etc...).</text:p>
      <text:p text:style-name="P1">- Absorbe 200 points de dégât et augmente votre énergie en fonction du nombre de dégâts absorbés (voir ci-dessus).</text:p>
      <text:p text:style-name="P1">- Ne charge pas votre ultime.</text:p>
      <text:p text:style-name="P1">- Bloquera la totalité des dégâts même s'ils sont supérieurs à la vie restante du shield</text:p>
      <text:p text:style-name="P1">- Dure 2 secondes.</text:p>
      <text:p text:style-name="P1">- Possède un temps de recharge de 8 secondes.</text:p>
      <text:p text:style-name="P1"/>
      <text:p text:style-name="P4">Orbe à gravitons :</text:p>
      <text:p text:style-name="P1">- Lance un orbe qui attire tous les ennemis et les empêche de bouger (La charge de Reinhardt, Dash de Genji, <text:s/>et d'autres capacités permettent de s'en extraire).</text:p>
      <text:p text:style-name="P1">- Leur inflige des dégât toute la durée de l’effet (jusqu’à 22 point de dégâts).</text:p>
      <text:p text:style-name="P1">- La durée de l’effet est de 4 secondes.</text:p>
      <text:p text:style-name="P1">- Les ennemies sont absorber jusqu’à 9 mètre de distance.</text:p>
      <text:p text:style-name="P1"/>
      <text:p text:style-name="P1"/>
      <text:p text:style-name="P23">Mécaniques de jeu </text:p>
      <text:p text:style-name="P24"><text:soft-page-break/></text:p>
      <text:p text:style-name="P15">Passif (Énergie) :</text:p>
      <text:p text:style-name="P16"/>
      <text:p text:style-name="P10">Le passif est très important pour le personnage, il est le moteur de votre gameplay, c’est ce qui dynamisera votre jeu.</text:p>
      <text:p text:style-name="P10">Je dirai qu’il y a 3 phases avec Zarya selon sa charge.</text:p>
      <text:p text:style-name="P10"/>
      <text:list xml:id="list1580749256840449052" text:style-name="L1">
        <text:list-item>
          <text:p text:style-name="P27">(0 – 40) Au début vous serez plutôt passif dans votre jeu, chercher le « kill » n’a pas vraiment d’intérêt, car vous ne ferez pas assez de dégât rapidement. C’est donc un moment ou vous essayer de charger votre énergie le plus possible.</text:p>
        </text:list-item>
      </text:list>
      <text:p text:style-name="P10"/>
      <text:list xml:id="list26746417330533791" text:style-name="L2">
        <text:list-item>
          <text:p text:style-name="P28">(40 – 75) Ici vous pouvez déjà jouer de manière plus agressive, plus exposée mais pas encore totalement, cette manière de vous exposer un peu plus vous permettra de charger plus rapidement les dernières charges.</text:p>
        </text:list-item>
      </text:list>
      <text:p text:style-name="P10"/>
      <text:list xml:id="list8687095204843006986" text:style-name="L3">
        <text:list-item>
          <text:p text:style-name="P29">(75 – 100) Vous êtes maintenant chargé correctement, soyez beaucoup plus agressif, chercher les ennemies pour les tuer rapidement, et faire fondre les ennemis plus coriaces comme D.Va ou Reinhardt.</text:p>
        </text:list-item>
      </text:list>
      <text:p text:style-name="P10"/>
      <text:p text:style-name="P10"/>
      <text:p text:style-name="P15">Tir principal (Canon à particules) :</text:p>
      <text:p text:style-name="P10"/>
      <text:p text:style-name="P10">Le « laser » est une arme très efficace (si chargé) pour infliger de gros dégâts en continue, même si cela demande un peu d’entraînement pour la visée, vous serez une grande menace pour tous les ennemis.</text:p>
      <text:p text:style-name="P10">De plus le tir passe à travers certaines « protections » comme la « Matrice » de D.Va ou le « Reflect » de Genji, toutefois le « laser » ne passe pas à travers les boucliers comme celui de Reinhardt, Winston ou Symmetra. Par contre vous pourrez les détruire rapidement si vous êtes bien chargé (75 – 100).</text:p>
      <text:p text:style-name="P10">Si vous êtes bien chargé ce mode de tir vous permet d’avoir votre ultime très rapidement.</text:p>
      <text:p text:style-name="P10"/>
      <text:p text:style-name="P11"/>
      <text:p text:style-name="P6">Tir secondaire (Charge explosive) : </text:p>
      <text:p text:style-name="P6"/>
      <text:p text:style-name="P8"><text:span text:style-name="T2">La « charge explosive » est une arme très efficace pour « harass »* les adversaires </text:span><text:span text:style-name="T4">(</text:span><text:span text:style-name="T6"> *</text:span><text:span text:style-name="T7">Action consistant à ennuyer son adversaire</text:span><text:span text:style-name="T5"> avec un sort ou un tir )</text:span><text:span text:style-name="T3"> (souvent durant les faces de siège), <text:s/>charger un peu votre ultime ou gêner une entrée/sortie pour les ennemies. </text:span></text:p>
      <text:p text:style-name="P7">Ce tir secondaire s’utilise aussi pour terminer un ennemis qui n’a plus beaucoup de points de vie, pour toucher plus facilement certains personnages (tirer à leurs pied) ou pour faire des dégâts à des endroits un peu difficile à atteindre (derrière un obstacle, dans une hauteur pas très dégagée, etc..).</text:p>
      <text:p text:style-name="P7">Il faut savoir que même si il vous reste moins de 25munitions dans votre chargeur, vous pouvez tirer une charge explosive (aucun impact sur les dégâts). </text:p>
      <text:p text:style-name="P7">Contrairement à votre tir principal celui-ci peut se faire « manger » par D.VA ou renvoyer <text:span text:style-name="T9">par</text:span> Genji, il faut donc faire attention à ne pas les envoyer n’importe comment.</text:p>
      <text:p text:style-name="P7">Il existe une petite mécanique importante à connaître qui s'appelle le « <text:span text:style-name="T9">bubble</text:span> jump » consistant à tirer avec <text:s/>« charge explosive » à vos pieds et, en même temps, de sauter.</text:p>
      <text:p text:style-name="P7">Avec cette mécanique vous pourrez :</text:p>
      <text:p text:style-name="P7"/>
      <text:list xml:id="list7744691402432903036" text:style-name="L4">
        <text:list-item>
          <text:p text:style-name="P25">Aller légèrement plus vite en sortant de la base, en tirant 2, 3 fois tous en continuant à marcher.</text:p>
        </text:list-item>
        <text:list-item>
          <text:p text:style-name="P25">Accéder à des endroit inaccessibles normalement. (J’intégrerai les sauts intéressants à faire sur toutes les cartes). </text:p>
        </text:list-item>
      </text:list>
      <text:p text:style-name="P7"/>
      <text:p text:style-name="P7"/>
      <text:p text:style-name="P7"/>
      <text:p text:style-name="P5"/>
      <text:p text:style-name="P6"/>
      <text:p text:style-name="P6">Barrière de particules :</text:p>
      <text:p text:style-name="P6"><text:soft-page-break/></text:p>
      <text:p text:style-name="P5">Ce sort est votre principal moyen de défense, mais il vous permet surtout de charger votre énergie.</text:p>
      <text:p text:style-name="P5">Il faut travailler certains timing/réflexe contre beaucoup de héros comme le « Sleep » de Ana, le « Grab » de Chopper ou encore laisser un Reinhardt vous chargez (avec un bon timing vous rendrez leurs capacités inutiles), il vous permettra d’encaisser des « burst »* (*beaucoup de dégât en très peu de temps) ou des sorts puissant qui auraient été fatals en temps normal.</text:p>
      <text:p text:style-name="P5">Il ne faut pas hésiter à <text:span text:style-name="T13">s’exposer</text:span> pour encaisser des dégâts, même passer devant le bouclier de votre Reinhardt, le temps de charger votre énergie. </text:p>
      <text:p text:style-name="P6"/>
      <text:p text:style-name="P6"/>
      <text:p text:style-name="P6">Barrière projetée :</text:p>
      <text:p text:style-name="P6"/>
      <text:p text:style-name="P5">Avec ce sort il faut être vigilant, observer/écouter votre environnement car vous pourrez plus facilement sauver vos alliés, comme par exemple si une personne se fait « Grab » par Chopper, mettre votre barrière au moment ou il se fait attraper permettra de vous charger mais aussi de le sauver.</text:p>
      <text:p text:style-name="P5">Il faut impérativement connaître le gameplay de tout le monde (alliés et ennemis), il vous sera utile pour sauver, ou mettre en place des combos et autres avec vos alliés.</text:p>
      <text:p text:style-name="P5">Ne pas hésiter à mettre votre barrière sur votre Reinhardt qui charge, cela évitera qu’il se fasse interrompre mais <text:s/>lui permettra également de prendre un avantage certain dans le camp adverse.</text:p>
      <text:p text:style-name="P5"/>
      <text:p text:style-name="P5">Vous devez mettre votre barrière sur les personnes qui utilisent leurs ultimes (Chopper, Faucheur, Soldat 76, Pharah, McCree, Bastion, Genji, Winston, ou les personnes sous NanoBoost), pour les mêmes raisons que Reinhardt, cela permettra a votre allié de survivre plus longtemps, ou pour ne pas se faire interrompre, évidement cela vaut aussi pour les personnes qui veulent créer une simple engage.</text:p>
      <text:p text:style-name="P5"/>
      <text:p text:style-name="P5">Enfin, lors d'un duel, la barrière donne un avantage conséquent donc n'hésitez pas à l'utiliser sur vous/votre allié et ainsi en renverser l'issu,</text:p>
      <text:p text:style-name="P5"/>
      <text:p text:style-name="P5">Note :</text:p>
      <text:p text:style-name="P5">- Les barrières de Zarya fonctionnent de la même manière, elle peuvent emmagasiner les dégâts même s'ils sont supérieurs à ce qu’il peuvent contenir (comme un ultime D.VA) ou encore annuler certains effets déjà actif comme l’anti-heal de Ana ou le slow de Mei.</text:p>
      <text:p text:style-name="P5">- Attention si vous êtes immobilisé (ou un allié) vous ne pouvez pas l’annuler avec une barrière.</text:p>
      <text:p text:style-name="P5">- Il faut surtout ne pas trop anticiper vos barrière, voir pas du tout, l’objectif est de les rendre le plus efficace possible.</text:p>
      <text:p text:style-name="P5"/>
      <text:p text:style-name="P5"/>
      <text:p text:style-name="P6">Orbe à gravitons :</text:p>
      <text:p text:style-name="P5"/>
      <text:p text:style-name="P5">Cet ultime est le meilleur pour exécuter des combos avec d’autres héros, cependant il sera nécessaire d’être en cohésion avec votre équipes, de bien faire attention qu’il peuvent suivre votre action et ne surtout pas l’envoyer tous seul.</text:p>
      <text:p text:style-name="P5">Le projectile s’arrête (et reste) au premier endroit touché, que se soit sur un mur, ou un bouclier à la Reinhardt (Winston, Symmetra), donc faîtes attention à ne pas l’envoyer malencontreusement au mauvais endroit, vous pouvez attendre (ou le faire vous même) que le bouclier de Reinhardt se brise, ou alors rentrer dans les lignes ennemies en passant derrière son bouclier pour lancer votre ultime sur les personnes qu’il protège.</text:p>
      <text:p text:style-name="P5">Vu que c’est un projectile la « Matrice » de D.VA peut absorber votre ultime tout comme il peut être renvoyer par le « Reflect » de Genji, vous avez 2 solutions, soit vous attendez que le sort se finisse(ou le tuer), soit rentrer dans le tas, vous vous baissez, visez le sol puis lancer votre ultime cela devrait empêcher une D.Va d<text:span text:style-name="T10">e l’</text:span>absorber.</text:p>
      <text:p text:style-name="P5">Il faut savoir que tous les personnes (ennemis) dans le rayon de l’ultime sont absorbés même s'ils se trouvent derrière un mur,</text:p>
      <text:p text:style-name="P5"><text:soft-page-break/>Attention car certains héros peuvent sortir de votre ultime avec leurs compétence comme Ange, Reinhardt, Genji, Faucheur, Tracer, et Sombra.</text:p>
      <text:p text:style-name="P5">Zenyatta et <text:s/>Lucio peuvent rendre votre ultime inutile grâce à la « Transcendance » ou au « Mur de son », Mei ou Reinhardt peuvent aussi gêner en protégeant leurs coéquipiers d’un potentiel combo.</text:p>
      <text:p text:style-name="P5"/>
      <text:p text:style-name="P5">Les personnages avec qui vous pouvez faire des combos : </text:p>
      <text:p text:style-name="P5">Genji, Faucheur, McCree, Pharah, Bastion, Tracer, Hanzo, Chacal, D.VA, Chopper, Winston</text:p>
      <text:p text:style-name="P5">Des ultimes plus utilitaire fonctionnent très bien pour faire des combos plus complets (et plus sûrs) et plus dévastateurs :</text:p>
      <text:p text:style-name="P5">Mei, Sombra, Reinhardt.</text:p>
      <text:p text:style-name="P5"/>
      <text:p text:style-name="P5"/>
      <text:p text:style-name="P5"/>
      <text:p text:style-name="P5"/>
      <text:p text:style-name="P23">Positionnement</text:p>
      <text:p text:style-name="P12"/>
      <text:p text:style-name="P12"/>
      <text:p text:style-name="P12">Le placement est important pour Zarya, vu qu’elle a toujours besoin d’un coéquipier pour être puissante, on se place de sorte à avoir toujours quelqu’un à proximité. Rester à <text:span text:style-name="T11">proche</text:span> de votre Reinhardt est souvent le meilleurs moyen pour vous de vous chargez vite et efficacement, tout en vous protégeant mutuellement.</text:p>
      <text:p text:style-name="P13">Avec Zarya cela ne sert à rien de rester tout seul, il vaut mieux battre en retrait plutôt que mourir inutilement. N’oubliez pas que vous avez la moitiée de vos points de vie que se régénèrent tout seul donc n’hésitez pas à prendre des placements plus agressifs (si vous êtes chargé). </text:p>
      <text:p text:style-name="P14">( votre énergie peut influencer vos placement, il peut décider d’être passif ou agressif)</text:p>
      <text:p text:style-name="P12"/>
      <text:p text:style-name="P12"/>
      <text:p text:style-name="P23"/>
      <text:p text:style-name="P23"/>
      <text:p text:style-name="P23">Communication</text:p>
      <text:p text:style-name="P23"/>
      <text:p text:style-name="P23"/>
      <text:p text:style-name="P12">Communiquer avec Zarya est important pour laisser le temps à vos coéquipiers de réagir, et de suivre votre action.</text:p>
      <text:p text:style-name="P13">Annoncez à qui vous allez mettre votre barrière pour qu’il puisse jouer avec cette informations en tête par exemple si un Reinhardt veut charger, donner cette information lui permettra une charge plus permissive car il n’aura pas à se soucier des contrôles qui pourraient stopper son engage, de plus ça lui donnera un avantage certain sur le Reinhardt ennemi. </text:p>
      <text:p text:style-name="P13">Après dire à vos coéquipiers que vous allez leur donner une barrière permettra des petites actions qu’ils n’auraient pas risqué en général.</text:p>
      <text:p text:style-name="P12">Annoncez quand vous avez votre <text:span text:style-name="T12">graviton</text:span>, cherchez des informations chez vos coéquipiers sur leurs propres ultimes, demandez un « ping » sur leurs pourcentages. Une fois que tout cela est fait vous pouvez dire le moment où vous allez l’envoyer pour préparer vos alliés à suivre</text:p>
      <text:p text:style-name="P12"/>
      <text:p text:style-name="P12"/>
      <text:p text:style-name="P12"/>
      <text:p text:style-name="P12"/>
      <text:p text:style-name="P21">Les duels</text:p>
      <text:p text:style-name="P21"/>
      <text:p text:style-name="P17">Zarya est un personnage plutôt fort pour les duels, tout dépendra du timing de vos boucliers et de votre capacité de « tracking » avec votre laser.</text:p>
      <text:p text:style-name="P17"><text:soft-page-break/>Pour tuer un ennemi, il suffit de faire fondre leurs points de vie et de les finir avec une charge explosive (à peu près 50 points de vie), vous pouvez aussi effectuer un petit combo lors de vos duels (pour les héros avec peu de points de vie).</text:p>
      <text:p text:style-name="P17">Il vous suffit de faire clique droit (charge explosive) + coup de point, ça ne va pas les tuer mais ils seront bien affaiblis et une autre charge explosive peut suffir à les finir. (selon votre énergie)</text:p>
      <text:p text:style-name="P17">Évidement la vitesse et l’efficacité de votre « DPS » dépend de votre capacité à charger votre énergie et de la maintenir.</text:p>
      <text:p text:style-name="P17"/>
      <text:p text:style-name="P17">La liste suivante comporte tous les duels que vous aurait à affronter durant vos parties :</text:p>
      <text:p text:style-name="P17"/>
      <text:p text:style-name="P19">Catégorie support : </text:p>
      <text:p text:style-name="P17"/>
      <text:p text:style-name="P17">Ana : Faîtes attention à sa grenade biotique, vos coéquipiers ne pourront plus vous soigner. Utilisez votre barrière pour supprimer ses effets.</text:p>
      <text:p text:style-name="P17">Ange : Faîtes attention à son « dash », elle sera plus difficile à toucher avec votre laser et encore pire avec votre « charge explosive » (clique droit).</text:p>
      <text:p text:style-name="P17">Lucio : Le personnage est dur à suivre avec votre laser mais vous pouvez essayer d’anticiper son « boop » en mettant votre barrière ce qui empêchera son effet.</text:p>
      <text:p text:style-name="P17">Symmetra : Restez éloigné de son tir principal vous avez assez de « range » avec votre arme pour lui faire des dégâts, si vous êtes pris dans son rayon mettez votre barrière pour augmenter vos dégâts et l’empêcher de vous en faire. Attention à son bouclier aucunes de vos capacités ne passent à travers.</text:p>
      <text:p text:style-name="P17">Zenyatta : Votre barrière annule son « discord », avec un bon timing vous pouvez absorber un de ses tir en plus d’annuler son sort.</text:p>
      <text:p text:style-name="P17"/>
      <text:p text:style-name="P19">Catégorie attaque :</text:p>
      <text:p text:style-name="P17"/>
      <text:p text:style-name="P17">Genji : Son « reflevt » ne peut pas empêcher votre laser de lui faire des dégât par contre votre « charge explosive » et votre ultime peuvent-être renvoyés donc faîtes attention.</text:p>
      <text:p text:style-name="P17">McCree : Avec un bon timing vous pouvez empêcher le stun de la « flashbang » comme les dégâts de son ultime.</text:p>
      <text:p text:style-name="P17">Pharah : Vous pouvez essayer de prendre quelques roquettes pour charger votre énergie, si elle ultime utilisez votre barrière pour absorber les dégâts le temps de vous mettre à l’abri.</text:p>
      <text:p text:style-name="P17">Faucheur : Attention à ses dégâts, son mode fantôme peut lui permettre de sortir de votre ultime.</text:p>
      <text:p text:style-name="P17">Soldat 76 : Essayez de mettre votre barrière au moment de ses roquettes, attention à son ultime mettez votre bouclier le temps de trouver une couverture.</text:p>
      <text:p text:style-name="P17">Sombra : Une fois hack vous ne pouvez plus mettre de barrières par contre ça marche pendant l’animation du hack.</text:p>
      <text:p text:style-name="P17">Tracer : Ses nombreux « dash » ainsi que son « rappel » la rende difficile à suivre avec votre laser en plus de sa petite taille, utilisez plutôt vos « charge explosive » pour la toucher (faîtes le combo).</text:p>
      <text:p text:style-name="P17"/>
      <text:p text:style-name="P19">Catégorie défense :</text:p>
      <text:p text:style-name="P17"/>
      <text:p text:style-name="P17">Bastion : Quand il est en mode tourelle évitez de l’affronter de face, essayez plutôt de le toucher avec vos « charges explosives » tout en étant à couvert.</text:p>
      <text:p text:style-name="P17">Hanzo : Essayez d’anticiper ses flèches en mettant votre barrière (surtout son « mille flèches »).</text:p>
      <text:p text:style-name="P17">Fatale : De loin n’essayez même pas (éventuellement quelques cliques droit), de près, il y a moins de risque de se faire tuer.</text:p>
      <text:p text:style-name="P17">Chacal : Chargez vous sur ses grenade mais attention quand même à son « shift » qui est un peu dur à anticiper.</text:p>
      <text:p text:style-name="P17">Torbjörn : Une fois chargé la tourelle ne sera plus une grande menace, vous pouvez la détruire rapidement, attention lorsqu’il ultime.</text:p>
      <text:p text:style-name="P17">Mei : Votre barrière peut annuler tous les contrôle qu’elle vous inflige ( à part si vous êtes immobilisé ), attention à son mur et son glaçon, cela lui permettra de temporiser.</text:p>
      <text:p text:style-name="P17"/>
      <text:p text:style-name="P19">Catégorie tank :</text:p>
      <text:p text:style-name="P17"/>
      <text:p text:style-name="P17"><text:soft-page-break/>D.Va : Vous êtes son plus gros contre, votre laser passe à travers sa « matrice » est donc elle n’a aucun moyen de vous prendre en 1 contre 1 vu qu’elle a moins de dégât que vous, en plus de pouvoir vous charger avec vos barrières.</text:p>
      <text:p text:style-name="P17">Chopper : N’hésitez pas à mettre votre barrière pour éviter son « grab », si il vous choppe trouver le bon timing pour encaisser le plus de dégâts possible avec votre barrière.</text:p>
      <text:p text:style-name="P17">Reinhardt : Anticipez ses marques de feu elles vous chargeront bien, avec un bon timing vous pouvez nullifier sa charge. N’hésitez pas à vous approcher de lui pour prendre quelques coups de marteau afin de vous charger.</text:p>
      <text:p text:style-name="P17">Zarya : Anticipez ses « charges explosives » pour vous charger, et ne tirez pas pendant qu’elle active sa barrière.</text:p>
      <text:p text:style-name="P17">Winston : Attention à son dôme votre laser ne passe pas travers, mettez votre barrière pour vous charger contre lui, soit il arrêtera de tirer, sois il continuera dans tous les cas vous aurez une petite ouverture pour lui infliger des dégâts supplémentaires.</text:p>
      <text:p text:style-name="P17"/>
      <text:p text:style-name="P17"/>
      <text:p text:style-name="P17">J’en profite pour faire un rapide aparté sur le focus ;</text:p>
      <text:p text:style-name="P17">1. Les héros entrain d'ulti : Faucheur, Pharah, Chopper, Soldat 76, etc..</text:p>
      <text:p text:style-name="P17">2. Ana, Zenyatta et Mercy sont vos cibles prioritaires, si ils sont à votre portée n’hésitez pas à les éliminer.</text:p>
      <text:p text:style-name="P17">3. Les DPS pas trop mobile, surtout si il y a un risque d’ultime.</text:p>
      <text:p text:style-name="P17">4. les autres DPS</text:p>
      <text:p text:style-name="P17">5. Les Tanks avec une petite priorité sur D.VA (vous êtes sons plus gros contre).</text:p>
      <text:p text:style-name="P17"/>
      <text:p text:style-name="P17">Essayez de rester sur des cibles qui tombent rapidement (support, DPS,..) et passez ensuite aux Tanks, évidemment ce ne sont pas des focus fixes cela dépendra des situations.</text:p>
      <text:p text:style-name="P17">Même si Zarya est un héros permissif en terme de duels, cela ne veut pas dire que vous êtes invincible, faîtes donc attention à votre timing de barrière, elle reste votre plus grand facteur de victoire.</text:p>
      <text:p text:style-name="P17"/>
      <text:p text:style-name="P12"/>
      <text:p text:style-name="P12"/>
      <text:p text:style-name="P12"/>
      <text:p text:style-name="P12"/>
      <text:p text:style-name="P12"/>
      <text:p text:style-name="P12"/>
      <text:p text:style-name="P23">Entraînement</text:p>
      <text:p text:style-name="P23"/>
      <text:p text:style-name="P12"/>
      <text:p text:style-name="P12">Zarya est un personnage qui demande pas mal de pratique au niveau de sa gestion de l’énergie, de bien mettre ces barrières mais surtout de son « Tracking ».</text:p>
      <text:p text:style-name="P12">Le personnage demande vraiment de l’entraînement à ce niveau là, pour commencer trouvez votre sensibilité de souris (ou pour vos joysticks) cela demande du temps et de la patience mais j’insiste vraiment sur ce point. Elle est différente pour chaque personne donc faîtes plusieurs tests jusqu’à trouver celle qui vous correspond le mieux.</text:p>
      <text:p text:style-name="P12">Une fois votre sensibilité trouvée vous pouvez passer à l’entraînement de votre « Tracking ».</text:p>
      <text:p text:style-name="P12">J’ai deux façon de m’entraîner :</text:p>
      <text:p text:style-name="P12"/>
      <text:p text:style-name="P12">La première consiste à trouver un petit objet (un panneau par exemple) ainsi que de la place pour vous déplacer un peu comme bon vous semble. Une fois que c’est fait pointez votre viseur sur votre cible, tirez avec votre laser et bougez de manière aléatoire (vous pouvez sauter aussi) tout en gardant votre curseur sur l’objet, en évitant qu’il ne sorte de votre cible.</text:p>
      <text:p text:style-name="P12">Votre objectif ici est de rester le plus précis possible malgré vos déplacements.</text:p>
      <text:p text:style-name="P12"/>
      <text:p text:style-name="P12">Pour le deuxième il vous suffit d’aller en mode personnaliser de mettre quelques bots en mode facile, d’autoriser uniquement les pleines têtes, de choisir des héros de petite taille comme Lucio ou Ana, vous pouvez mettre plus de point de vie si les héros peuvent mettre des pleines têtes.</text:p>
      <text:p text:style-name="P12">Votre objectif est de suivre les bots avec votre laser le plus longtemps possible tous en vous déplaçant aléatoirement. </text:p>
      <text:p text:style-name="P12"><text:soft-page-break/></text:p>
      <text:p text:style-name="P12">Cherchez aussi à améliorer vos réflexes en partie normal car le timing de vos barrières joue beaucoup sur votre impact durant les matchs.</text:p>
      <text:p text:style-name="P12">Vous pouvez aussi enregistrer vos gameplays pour voir si vous tremblez pendant le « Tracking ».</text:p>
      <text:p text:style-name="P9"/>
      <text:p text:style-name="P9"/>
      <text:p text:style-name="P22">Conclusion</text:p>
      <text:p text:style-name="P22"/>
      <text:p text:style-name="P17">Pour conclure je dirais que Zarya possède de nombreux atouts pour gagner une partie, ses barrières, son ultime et ses gros dégâts lui permettent d’être dans le top des personnages les plus puissants d'Overwatch. Même si elle demande de l’entraînement, sa polyvalence lui permet d’être présente sur toute les lignes de combat et d’être un véritable pilier pour son équip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Helvetica Neue', Helvetica,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7:06:47.535000000</meta:creation-date>
    <meta:generator>LibreOffice/5.2.5.1$Windows_x86 LibreOffice_project/0312e1a284a7d50ca85a365c316c7abbf20a4d22</meta:generator>
    <dc:date>2017-03-15T17:26:29.729000000</dc:date>
    <meta:editing-duration>PT12H15M25S</meta:editing-duration>
    <meta:editing-cycles>8</meta:editing-cycles>
    <meta:document-statistic meta:table-count="0" meta:image-count="0" meta:object-count="0" meta:page-count="8" meta:paragraph-count="158" meta:word-count="3288" meta:character-count="19018" meta:non-whitespace-character-count="15868"/>
  </office:meta>
</office:document-meta>
</file>